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rm(IOS)<text:s text:c="23"/>Specification Document<text:s text:c="24"/>rm(IOS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NAME</text:span></text:p>
      <text:p text:style-name="P1"><text:span text:style-name="T3"><text:s text:c="7"/>rm - remove files or directories</text:span></text:p>
      <text:p text:style-name="P1"><text:span text:style-name="T4"/></text:p>
      <text:p text:style-name="P1"><text:span text:style-name="T5">SYNOPSIS</text:span></text:p>
      <text:p text:style-name="P1"><text:span text:style-name="T5"><text:s text:c="7"/>rm [FILE]</text:span></text:p>
      <text:p text:style-name="P1"><text:span text:style-name="T6"/></text:p>
      <text:p text:style-name="P1"><text:span text:style-name="T7">DESCRIPTION</text:span></text:p>
      <text:p text:style-name="P1"><text:span text:style-name="T7"><text:tab/>This command is used to delete or remove files and directory of the game.</text:span></text:p>
      <text:p text:style-name="P1"><text:span text:style-name="T7"/></text:p>
      <text:p text:style-name="P1"><text:span text:style-name="T8">SEE ALSO</text:span></text:p>
      <text:p text:style-name="P1"><text:span text:style-name="T8"><text:tab/>System calls used: getcwd.</text:span></text:p>
      <text:p text:style-name="P1"><text:span text:style-name="T9"><text:tab/></text:span></text:p>
      <text:p text:style-name="P1"><text:span text:style-name="T9">REPORTING BUGS</text:span></text:p>
      <text:p text:style-name="P1"><text:span text:style-name="T9"><text:s text:c="7"/>No bugs known.</text:span></text:p>
      <text:p text:style-name="P1"><text:span text:style-name="T10"/></text:p>
      <text:p text:style-name="P1"><text:span text:style-name="T11">AUTHOR</text:span></text:p>
      <text:p text:style-name="P1"><text:span text:style-name="T11"><text:tab/><text:s text:c="2"/>Written by Jon Rubi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